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3EA9D00819D03166B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00ebd4"/>
    </style:style>
    <style:style style:name="T2" style:family="text">
      <style:text-properties fo:font-weight="bold" officeooo:rsid="0000ebd4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0ebd4" style:font-weight-asian="bold" style:font-weight-complex="bold"/>
    </style:style>
    <style:style style:name="T4" style:family="text">
      <style:text-properties fo:font-size="30pt" style:text-underline-style="solid" style:text-underline-width="auto" style:text-underline-color="font-color" fo:font-weight="bold" officeooo:rsid="0000ebd4" style:font-size-asian="30pt" style:font-weight-asian="bold" style:font-size-complex="3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6cm, 0.3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/><text:tab/> <text:span text:style-name="T4">CLASS DIAGRAM</text:span></text:p>
      <text:p text:style-name="Standard"/>
      <text:p text:style-name="Standard"><draw:frame draw:style-name="fr1" draw:name="Image1" text:anchor-type="paragraph" svg:x="-0.607cm" svg:y="0.09cm" svg:width="17.812cm" svg:height="22.662cm" draw:z-index="0"><draw:image xlink:href="Pictures/1000020100000318000003EA9D00819D03166B52.png" xlink:type="simple" xlink:show="embed" xlink:actuate="onLoad" loext:mime-type="image/png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52:30.781849233</meta:creation-date>
    <dc:date>2019-03-13T11:56:19.305470640</dc:date>
    <meta:editing-duration>PT3M54S</meta:editing-duration>
    <meta:editing-cycles>1</meta:editing-cycles>
    <meta:generator>LibreOffice/6.2.0.3$Linux_X86_64 LibreOffice_project/98c6a8a1c6c7b144ce3cc729e34964b47ce25d62</meta:generator>
    <meta:document-statistic meta:table-count="0" meta:image-count="1" meta:object-count="0" meta:page-count="2" meta:paragraph-count="1" meta:word-count="2" meta:character-count="16" meta:non-whitespace-character-count="12"/>
  </office:meta>
</office:document-meta>
</file>